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322" officeooo:paragraph-rsid="001cf322"/>
    </style:style>
    <style:style style:name="P2" style:family="paragraph" style:parent-style-name="Standard">
      <style:text-properties fo:color="#000000" fo:font-size="18pt" style:text-underline-style="none" officeooo:rsid="001cf322" officeooo:paragraph-rsid="001cf322" style:font-size-asian="15.75pt" style:font-size-complex="18pt"/>
    </style:style>
    <style:style style:name="P3" style:family="paragraph" style:parent-style-name="Standard">
      <style:text-properties fo:color="#000000" fo:font-size="18pt" style:text-underline-style="none" officeooo:rsid="001e923a" officeooo:paragraph-rsid="001e923a" style:font-size-asian="15.75pt" style:font-size-complex="18pt"/>
    </style:style>
    <style:style style:name="P4" style:family="paragraph" style:parent-style-name="Standard">
      <style:text-properties fo:color="#000000" fo:font-size="18pt" style:text-underline-style="none" officeooo:rsid="00202fe7" officeooo:paragraph-rsid="00202fe7" style:font-size-asian="15.75pt" style:font-size-complex="18pt"/>
    </style:style>
    <style:style style:name="P5" style:family="paragraph" style:parent-style-name="Standard">
      <style:text-properties fo:color="#000000" fo:font-size="18pt" style:text-underline-style="none" officeooo:rsid="001e923a" officeooo:paragraph-rsid="001e923a" style:font-size-asian="15.75pt" style:font-size-complex="18pt"/>
    </style:style>
    <style:style style:name="T1" style:family="text">
      <style:text-properties fo:color="#ff6600" fo:font-size="24pt" style:font-size-asian="24pt" style:font-size-complex="24pt"/>
    </style:style>
    <style:style style:name="T2" style:family="text">
      <style:text-properties fo:color="#ff6600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officeooo:rsid="00214690"/>
    </style:style>
    <style:style style:name="T5" style:family="text">
      <style:text-properties officeooo:rsid="00216ef2"/>
    </style:style>
    <style:style style:name="T6" style:family="text">
      <style:text-properties officeooo:rsid="0021f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0"/><text:span text:style-name="T1"><text:s/></text:span><text:span text:style-name="T3">Questions on Chapter 1</text:span></text:p>
      <text:p text:style-name="P1"/>
      <text:p text:style-name="P2">1. What is a computer language?</text:p>
      <text:p text:style-name="P2"/>
      <text:p text:style-name="P2">2. Define a computer program.</text:p>
      <text:p text:style-name="P2"/>
      <text:p text:style-name="P2">3. What is Programming?</text:p>
      <text:p text:style-name="P3"/>
      <text:p text:style-name="P3">4. Is there a difference between a program and software? If yes explain the difference.</text:p>
      <text:p text:style-name="P3"/>
      <text:p text:style-name="P3">5. Give examples of programming languages you know.</text:p>
      <text:p text:style-name="P3"/>
      <text:p text:style-name="P4">6. Why do we need to learn programming?</text:p>
      <text:p text:style-name="P4"/>
      <text:p text:style-name="P4">7. Give 5 applications of programming in <text:span text:style-name="T4">everday</text:span> life.</text:p>
      <text:p text:style-name="P4"/>
      <text:p text:style-name="P4">8. A person who uses different types of programming languages to instruct a computer to perform a task is called <text:span text:style-name="T5">a...</text:span></text:p>
      <text:p text:style-name="P4"/>
      <text:p text:style-name="P4">9. Give examples of different kinds of developers.</text:p>
      <text:p text:style-name="P4"/>
      <text:p text:style-name="P4">10. How was today's class? <text:span text:style-name="T6">What did you like? What did you not lik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8:55:32.827379654</meta:creation-date>
    <meta:generator>LibreOffice/5.1.2.2$MacOSX_X86_64 LibreOffice_project/d3bf12ecb743fc0d20e0be0c58ca359301eb705f</meta:generator>
    <dc:date>2016-07-12T15:08:20.445665000</dc:date>
    <meta:editing-duration>PT51M44S</meta:editing-duration>
    <meta:editing-cycles>6</meta:editing-cycles>
    <meta:document-statistic meta:table-count="0" meta:image-count="0" meta:object-count="0" meta:page-count="1" meta:paragraph-count="11" meta:word-count="102" meta:character-count="612" meta:non-whitespace-character-count="480"/>
  </office:meta>
</office:document-meta>
</file>